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3.688cm" fo:min-width="3.395cm"/>
    </style:style>
    <style:style style:name="gr3" style:family="graphic" style:parent-style-name="standard">
      <style:graphic-properties draw:textarea-horizontal-align="justify" draw:textarea-vertical-align="middle" draw:auto-grow-height="false" fo:min-height="4.45cm" fo:min-width="3.395cm"/>
    </style:style>
    <style:style style:name="gr4" style:family="graphic" style:parent-style-name="standard">
      <style:graphic-properties draw:textarea-horizontal-align="justify" draw:textarea-vertical-align="middle" draw:auto-grow-height="false" fo:min-height="1.084cm" fo:min-width="0.072cm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0.724cm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0.72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2.794cm" svg:x="8.366cm" svg:y="22.463cm">
          <text:p text:style-name="P1">Widgets</text:p>
          <draw:enhanced-geometry svg:viewBox="0 0 21600 21600" draw:extrusion="false" draw:type="rectangle" draw:enhanced-path="M 0 0 L 21600 0 21600 21600 0 21600 0 0 Z N"/>
        </draw:custom-shape>
        <draw:custom-shape draw:style-name="gr2" draw:text-style-name="P1" draw:layer="layout" svg:width="5.842cm" svg:height="3.937cm" svg:x="1.889cm" svg:y="21.955cm">
          <text:p>API ID</text:p>
          <text:p>User ID</text:p>
          <text:p>API Key</text:p>
          <text:p>User Email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1" draw:layer="layout" svg:width="5.842cm" svg:height="4.699cm" svg:x="1.889cm" svg:y="16.24cm">
          <text:p>URL</text:p>
          <text:p>Timestamp</text:p>
          <text:p>Latency</text:p>
          <text:p>IP</text:p>
          <text:p>Country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" draw:text-style-name="P1" draw:layer="layout" svg:width="4.191cm" svg:height="2.794cm" svg:x="8.366cm" svg:y="17.383cm">
          <text:p text:style-name="P1">Elastic</text:p>
          <text:p text:style-name="P1">Query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1" draw:layer="layout" svg:width="1.143cm" svg:height="1.524cm" svg:x="9.763cm" svg:y="20.5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4.191cm" svg:height="2.794cm" svg:x="8.493cm" svg:y="12.811cm">
          <text:p text:style-name="P1">Elastic</text:p>
          <text:p text:style-name="P1">Query</text:p>
          <text:p text:style-name="P1">Response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1" draw:layer="layout" svg:width="4.191cm" svg:height="2.794cm" svg:x="14.716cm" svg:y="14.843cm">
          <text:p text:style-name="P1">Elastic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1" draw:layer="layout" svg:width="1.397cm" svg:height="1.016cm" svg:x="13.002cm" svg:y="14.58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97cm" svg:height="1.016cm" svg:x="13.002cm" svg:y="16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7-29T13:14:28.437142631</meta:creation-date>
    <dc:date>2015-07-29T13:36:55.504732257</dc:date>
    <dc:creator>Brylie Oxley</dc:creator>
    <meta:editing-duration>PT7M16S</meta:editing-duration>
    <meta:editing-cycles>3</meta:editing-cycles>
    <meta:generator>LibreOffice/4.4.2.2$Linux_X86_64 LibreOffice_project/40m0$Build-2</meta:generator>
    <meta:document-statistic meta:object-count="9"/>
  </office:meta>
</office:document-meta>
</file>